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207905" officeooo:paragraph-rsid="00207905"/>
    </style:style>
    <style:style style:name="P2" style:family="paragraph" style:parent-style-name="Standard">
      <style:text-properties officeooo:rsid="001e8fb7" officeooo:paragraph-rsid="001e8fb7"/>
    </style:style>
    <style:style style:name="P3" style:family="paragraph" style:parent-style-name="Standard">
      <style:text-properties style:font-name="Hack" officeooo:rsid="001e8fb7" officeooo:paragraph-rsid="001e8fb7"/>
    </style:style>
    <style:style style:name="P4" style:family="paragraph" style:parent-style-name="Standard">
      <style:text-properties style:font-name="Hack" fo:font-size="10pt" officeooo:rsid="001e8fb7" officeooo:paragraph-rsid="001e8fb7" style:font-size-asian="10pt" style:font-size-complex="10pt"/>
    </style:style>
    <style:style style:name="P5" style:family="paragraph" style:parent-style-name="Standard">
      <style:text-properties officeooo:rsid="001fef92" officeooo:paragraph-rsid="001fef92"/>
    </style:style>
    <style:style style:name="P6" style:family="paragraph" style:parent-style-name="Standard">
      <style:text-properties officeooo:rsid="001ed389" officeooo:paragraph-rsid="001fef92"/>
    </style:style>
    <style:style style:name="P7" style:family="paragraph" style:parent-style-name="Standard">
      <style:text-properties officeooo:rsid="001ed389" officeooo:paragraph-rsid="001ed389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officeooo:rsid="00222edb" officeooo:paragraph-rsid="00222edb"/>
    </style:style>
    <style:style style:name="P12" style:family="paragraph" style:parent-style-name="Heading_20_1">
      <style:text-properties officeooo:paragraph-rsid="001fef92"/>
    </style:style>
    <style:style style:name="P13" style:family="paragraph" style:parent-style-name="Heading_20_2">
      <style:text-properties officeooo:paragraph-rsid="001e8fb7"/>
    </style:style>
    <style:style style:name="P14" style:family="paragraph" style:parent-style-name="Standard">
      <style:text-properties style:font-name="Hack" officeooo:rsid="001e8fb7" officeooo:paragraph-rsid="001e8fb7"/>
    </style:style>
    <style:style style:name="T1" style:family="text">
      <style:text-properties officeooo:rsid="0023f3cb"/>
    </style:style>
    <style:style style:name="T2" style:family="text">
      <style:text-properties officeooo:rsid="001fef92"/>
    </style:style>
    <style:style style:name="T3" style:family="text">
      <style:text-properties style:font-name="Hack"/>
    </style:style>
    <style:style style:name="T4" style:family="text">
      <style:text-properties style:font-name="Hack" officeooo:rsid="00222edb"/>
    </style:style>
    <style:style style:name="T5" style:family="text">
      <style:text-properties style:font-name="Hack" officeooo:rsid="0023f3cb"/>
    </style:style>
    <style:style style:name="T6" style:family="text">
      <style:text-properties style:font-name="Hack" officeooo:rsid="0025dec8"/>
    </style:style>
    <style:style style:name="T7" style:family="text">
      <style:text-properties officeooo:rsid="00222edb"/>
    </style:style>
    <style:style style:name="T8" style:family="text">
      <style:text-properties officeooo:rsid="0025dec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osdpcap - libosdp-conformance OSDP capture forma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2297_251053990" text:style-name="Index_20_Link" text:visited-style-name="Index_20_Link">Introduction<text:tab/>1</text:a></text:p>
          <text:p text:style-name="P9"><text:a xlink:type="simple" xlink:href="#__RefHeading___Toc2299_251053990" text:style-name="Index_20_Link" text:visited-style-name="Index_20_Link">Purpose<text:tab/>1</text:a></text:p>
          <text:p text:style-name="P8"><text:a xlink:type="simple" xlink:href="#__RefHeading___Toc2301_251053990" text:style-name="Index_20_Link" text:visited-style-name="Index_20_Link">Format<text:tab/>1</text:a></text:p>
          <text:p text:style-name="P9"><text:a xlink:type="simple" xlink:href="#__RefHeading___Toc2303_251053990" text:style-name="Index_20_Link" text:visited-style-name="Index_20_Link">Fields<text:tab/>1</text:a></text:p>
          <text:p text:style-name="P10"><text:a xlink:type="simple" xlink:href="#__RefHeading___Toc2311_251053990" text:style-name="Index_20_Link" text:visited-style-name="Index_20_Link">Field 'data'<text:tab/>1</text:a></text:p>
          <text:p text:style-name="P10"><text:a xlink:type="simple" xlink:href="#__RefHeading___Toc2313_251053990" text:style-name="Index_20_Link" text:visited-style-name="Index_20_Link">Field 'io'<text:tab/>1</text:a></text:p>
          <text:p text:style-name="P10"><text:a xlink:type="simple" xlink:href="#__RefHeading___Toc2315_251053990" text:style-name="Index_20_Link" text:visited-style-name="Index_20_Link">Field 'osdpSource'<text:tab/>1</text:a></text:p>
          <text:p text:style-name="P10"><text:a xlink:type="simple" xlink:href="#__RefHeading___Toc2317_251053990" text:style-name="Index_20_Link" text:visited-style-name="Index_20_Link">Field 'osdpTraceVersion'<text:tab/>2</text:a></text:p>
          <text:p text:style-name="P10"><text:a xlink:type="simple" xlink:href="#__RefHeading___Toc2319_251053990" text:style-name="Index_20_Link" text:visited-style-name="Index_20_Link">Fields 'time' and 'timeNano'<text:tab/>2</text:a></text:p>
          <text:p text:style-name="P8"><text:a xlink:type="simple" xlink:href="#__RefHeading___Toc2305_251053990" text:style-name="Index_20_Link" text:visited-style-name="Index_20_Link">Example<text:tab/>2</text:a></text:p>
        </text:index-body>
      </text:table-of-content>
      <text:h text:style-name="P11" text:outline-level="1"/>
      <text:h text:style-name="P11" text:outline-level="1"><text:bookmark-start text:name="__RefHeading___Toc2297_251053990"/>Introduction<text:bookmark-end text:name="__RefHeading___Toc2297_251053990"/></text:h>
      <text:p text:style-name="Standard">This documents format version <text:span text:style-name="T7">1</text:span>. <text:s/>Hyphens were removed<text:span text:style-name="T7"> and switched to 'camelcase'</text:span> to be more parser-friendly.<text:span text:style-name="T7"> <text:s/>This version is implemented in libosdp-conformance 0.9 forward.</text:span></text:p>
      <text:h text:style-name="Heading_20_2" text:outline-level="2"><text:bookmark-start text:name="__RefHeading___Toc2299_251053990"/>Purpose<text:bookmark-end text:name="__RefHeading___Toc2299_251053990"/></text:h>
      <text:p text:style-name="P2"><text:span text:style-name="T7">T</text:span>o capture an OSDP byte stream for analysis.</text:p>
      <text:h text:style-name="Heading_20_1" text:outline-level="1"><text:bookmark-start text:name="__RefHeading___Toc2301_251053990"/>Format<text:bookmark-end text:name="__RefHeading___Toc2301_251053990"/></text:h>
      <text:p text:style-name="P2"><text:span text:style-name="T7">This is </text:span>"JSONL" - JSON formed as a one line text JSON object, in a stream.</text:p>
      <text:h text:style-name="P13" text:outline-level="2"><text:bookmark-start text:name="__RefHeading___Toc2303_251053990"/>Fields<text:bookmark-end text:name="__RefHeading___Toc2303_251053990"/></text:h>
      <text:h text:style-name="Heading_20_3" text:outline-level="3"><text:bookmark-start text:name="__RefHeading___Toc2311_251053990"/>Field 'data'<text:bookmark-end text:name="__RefHeading___Toc2311_251053990"/></text:h>
      <text:p text:style-name="P3">data</text:p>
      <text:p text:style-name="P2">bytes, in hex, with interspersed spaces. <text:s/>These are the bytes right off the wire. <text:s/>Usually but not always a whole OSDP message. <text:s/>Might include the marking bytes (ff) in front of the SOM.</text:p>
      <text:h text:style-name="Heading_20_3" text:outline-level="3"><text:bookmark-start text:name="__RefHeading___Toc2313_251053990"/>Field 'io'<text:bookmark-end text:name="__RefHeading___Toc2313_251053990"/></text:h>
      <text:p text:style-name="P3">io</text:p>
      <text:p text:style-name="P2">form of trace source, <text:span text:style-name="T7">values are "input", "output", and "trace".</text:span></text:p>
      <text:h text:style-name="Heading_20_3" text:outline-level="3"><text:bookmark-start text:name="__RefHeading___Toc2315_251053990"/>Field 'osdpSource'<text:bookmark-end text:name="__RefHeading___Toc2315_251053990"/></text:h>
      <text:p text:style-name="P5"><text:span text:style-name="T3">osdp</text:span><text:span text:style-name="T4">S</text:span><text:span text:style-name="T3">ource</text:span></text:p>
      <text:p text:style-name="P5">the tool that created this record.</text:p>
      <text:h text:style-name="Heading_20_3" text:outline-level="3"><text:bookmark-start text:name="__RefHeading___Toc2317_251053990"/><text:soft-page-break/>Field 'osdpTraceVersion'<text:bookmark-end text:name="__RefHeading___Toc2317_251053990"/></text:h>
      <text:p text:style-name="P6"><text:span text:style-name="T3">osdp</text:span><text:span text:style-name="T4">T</text:span><text:span text:style-name="T3">race</text:span><text:span text:style-name="T4">V</text:span><text:span text:style-name="T3">ersion</text:span></text:p>
      <text:p text:style-name="P7">what version of the format this record was written to follow.<text:span text:style-name="T2"> <text:s/>This document describes version "1" (one.)</text:span></text:p>
      <text:h text:style-name="Heading_20_3" text:outline-level="3"><text:bookmark-start text:name="__RefHeading___Toc2319_251053990"/>Fields 'time<text:span text:style-name="T8">Sec</text:span>' and 'timeNano'<text:bookmark-end text:name="__RefHeading___Toc2319_251053990"/></text:h>
      <text:p text:style-name="P2"><text:span text:style-name="T3">time</text:span><text:span text:style-name="T6">Sec</text:span><text:span text:style-name="T3">, time</text:span><text:span text:style-name="T5">Nano</text:span></text:p>
      <text:p text:style-name="P2">In Linux, the 'struct timespec' time returned by clock_gettime.</text:p>
      <text:h text:style-name="P12" text:outline-level="1"><text:bookmark-start text:name="__RefHeading___Toc2305_251053990"/>Example<text:bookmark-end text:name="__RefHeading___Toc2305_251053990"/></text:h>
      <text:p text:style-name="P4">{ "time<text:span text:style-name="T8">Sec</text:span>" : "1580342115", "time<text:span text:style-name="T1">Nano</text:span>" : "984691851", "io" : "trace", "data" : " ff ff 53 80 08 00 01 4b 01 d8", "osdp<text:span text:style-name="T1">TraceVersion</text:span>":"<text:span text:style-name="T1">1</text:span>", "osdp<text:span text:style-name="T1">S</text:span>ource":"libosdp-conformance 0.<text:span text:style-name="T1">91-5</text:span>" }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07905" officeooo:paragraph-rsid="00207905"/>
    </style:style>
    <style:style style:name="MT1" style:family="text">
      <style:text-properties officeooo:rsid="0023f3c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SDPCAP Format Specification Version. <text:span text:style-name="MT1">1</text:span><text:tab/><text:tab/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8:03:43.248295612</meta:creation-date>
    <dc:date>2021-05-17T08:20:00.116223056</dc:date>
    <meta:editing-duration>PT20M2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2" meta:paragraph-count="38" meta:word-count="216" meta:character-count="1371" meta:non-whitespace-character-count="1184"/>
  </office:meta>
</office:document-meta>
</file>